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vensk nyttårstale 2015</text:p>
      <text:p text:style-name="Standard"/>
      <text:p text:style-name="Standard">Kjære kvener!</text:p>
      <text:p text:style-name="Standard">Fjoråret var et aktivt, spennende og mangfoldig år. Vi har kjempet, fått noen seire og noen skuffelser.</text:p>
      <text:p text:style-name="Standard">Det var en stor skuffelse at regjeringen ikke vil løfte kvensk språk opp ett hakk i det Europeiske språkcharteret, til tross for at støtte til dette har kommet fra en temmelig stor gruppe støttespillere.</text:p>
      <text:p text:style-name="Standard">Det var også en stor skuffelse at de skal ødelegge en meget gammel tjæremile i Alta. Dersom de eldste kvenske kulturminner ikke har en verdi for myndighetene, gir de oss et signal om at kvensk kultur ikke har noen verdi!</text:p>
      <text:p text:style-name="Standard">La tjæremila leve!</text:p>
      <text:p text:style-name="Standard"> </text:p>
      <text:p text:style-name="Standard"> </text:p>
      <text:p text:style-name="Standard">I forrige uke var det julaften hos russerne, og også hos skoltesamene, våre søskenbarn i øst. Kvenenes krets av beslektede folk er stor: vi finner våre slektninger hos samene, karelerne og mange andre finsk-ugriske folk. Det gir oss styrke!</text:p>
      <text:p text:style-name="Standard">I året som har gått har samarbeidet mellom tornedalingene, lantalaiset og kvenene i Norge, Sverige og Finland blitt styrket.</text:p>
      <text:p text:style-name="Standard">Samarbeidet er viktig for språket, for kulturen og for kvenenes rettigheter.<text:line-break/>Vi kvener har aldri fått noe gratis. Enhver seier er et resultat av hardt arbeid. Vårt harde arbeid, og våre forfedres harde arbeid.</text:p>
      <text:p text:style-name="Standard">Uten alles innsats forsvinner vårt språk og kultur.</text:p>
      <text:p text:style-name="Standard">Heldigvis gjør mange mennesker mange plasser et stort arbeid for kvensk kultur.</text:p>
      <text:p text:style-name="Standard">Heldigvis er det kurser i kvensk og språkkafeer i mange bygder.</text:p>
      <text:p text:style-name="Standard">Heldigvis har vi viktige og store festivaler i Nord-Troms og i Børselv.</text:p>
      <text:p text:style-name="Standard">Heldigvis har vi Kvensk institutt, Halti kvenkultursenter, Storfjord språksenter, Ruijan Kaiku og Ruija museum.</text:p>
      <text:p text:style-name="Standard">Heldigvis har vi aktive og dyktige ungdommer, noen som har vært kvenske loser i videregående skoler i året som har gått.</text:p>
      <text:p text:style-name="Standard">Heldigvis har vi menn og kvinner som er språkforbilder i barnehager og mentorer for språkstudenter.</text:p>
      <text:p text:style-name="Standard">Tusen takk alle sammen!</text:p>
      <text:p text:style-name="Standard"> </text:p>
      <text:p text:style-name="Standard">2016 blir et år med nye utfordringer. I ny industri settes hensynet til nye arbeidsplasser opp mot hensynet til tradisjonsnæringer og kulturminner. Kvener opplever at deres mulighet til tradisjonell bruk av naturen stadig innskrenkes.</text:p>
      <text:p text:style-name="Standard">Vi har sett at verdien til kvenske kulturminner kraftig nedvurderes.</text:p>
      <text:p text:style-name="Standard">Vårt språk er nesten usynlig i media. Vi går inn i nok ett år der vi kvener alene strever med å ta vare på hjertespråket vårt, uten regjeringens forståelse for hvor dramatisk situasjonen er.</text:p>
      <text:p text:style-name="Standard">Men vi får også støtte, takk til dere som støtter oss!</text:p>
      <text:p text:style-name="Standard"><text:soft-page-break/> </text:p>
      <text:p text:style-name="Standard"> </text:p>
      <text:p text:style-name="Standard">Vi kvener er som løvetannen, vi er hardføre og overlever.</text:p>
      <text:p text:style-name="Standard">Sammen kan vi!</text:p>
      <text:p text:style-name="Standard">Godt nytt år alle sammen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nb" style:country-asian="NO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/>
    </style:style>
    <style:style style:name="western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Overskrift_20_3_20_Tegn" style:display-name="Overskrift 3 Tegn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nb" style:country-asian="NO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homas Brevik Kjærstad</meta:initial-creator>
    <dc:creator>Thomas Brevik Kjærstad</dc:creator>
    <meta:editing-cycles>12</meta:editing-cycles>
    <meta:creation-date>2021-01-11T12:41:00</meta:creation-date>
    <dc:date>2021-01-11T17:34:00</dc:date>
    <meta:editing-duration>PT7M</meta:editing-duration>
    <meta:generator>LibreOffice/6.4.6.2$Linux_X86_64 LibreOffice_project/40$Build-2</meta:generator>
    <meta:document-statistic meta:table-count="0" meta:image-count="0" meta:object-count="0" meta:page-count="2" meta:paragraph-count="29" meta:word-count="395" meta:character-count="2417" meta:non-whitespace-character-count="20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